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808080" draw:textarea-vertical-align="middle"/>
    </style:style>
    <style:style style:name="gr2" style:family="graphic" style:parent-style-name="standard">
      <style:graphic-properties draw:fill="solid" draw:fill-color="#e6e6e6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marker-start="Arrow" draw:marker-end="Arrow" draw:fill="solid" draw:fill-color="#808080" draw:textarea-vertical-align="middle"/>
    </style:style>
    <style:style style:name="gr8" style:family="graphic" style:parent-style-name="objectwithoutfill">
      <style:graphic-properties draw:marker-start="" draw:marker-start-center="true" draw:marker-end="Arrow" draw:marker-end-width="0.3cm" draw:marker-end-center="true" draw:fill="none" draw:textarea-vertical-align="middle" draw:start-line-spacing-horizontal="6.9cm"/>
    </style:style>
    <style:style style:name="gr9" style:family="graphic" style:parent-style-name="standard">
      <style:graphic-properties draw:stroke="none" svg:stroke-color="#000000" draw:fill="none" draw:fill-color="#ffffff" fo:min-height="0.9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text-shadow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8.9cm" svg:height="19cm" svg:x="1.1cm" svg:y="5.3cm">
          <text:p/>
        </draw:rect>
        <draw:rect draw:style-name="gr1" draw:text-style-name="P1" draw:layer="layout" svg:width="19cm" svg:height="19cm" svg:x="1cm" svg:y="5.3cm">
          <text:p/>
        </draw:rect>
        <draw:rect draw:style-name="gr1" draw:text-style-name="P1" draw:layer="layout" svg:width="18.6cm" svg:height="19cm" svg:x="1.1cm" svg:y="5.3cm">
          <text:p/>
        </draw:rect>
        <draw:rect draw:style-name="gr2" draw:text-style-name="P2" draw:layer="layout" svg:width="18.5cm" svg:height="4.3cm" svg:x="1.2cm" svg:y="1.046cm">
          <text:p text:style-name="P2"><text:span text:style-name="T1">Recharging Level 10</text:span></text:p>
          <text:p text:style-name="P2"><text:span text:style-name="T2">Parameter</text:span>:</text:p>
          <text:p text:style-name="P2">boolean: fuse input</text:p>
          <text:p text:style-name="P2">boolean: near powerstation</text:p>
          <text:p text:style-name="P2">Power: int, default 100;</text:p>
          <text:p text:style-name="P2"/>
        </draw:rect>
        <draw:rect draw:style-name="gr3" draw:text-style-name="P1" xml:id="id2" draw:id="id2" draw:layer="layout" svg:width="5.3cm" svg:height="3.4cm" svg:x="13.2cm" svg:y="8.1cm">
          <text:p text:style-name="P1">is inactive</text:p>
        </draw:rect>
        <draw:custom-shape draw:style-name="gr4" draw:text-style-name="P1" xml:id="id1" draw:id="id1" draw:layer="layout" svg:width="2cm" svg:height="2cm" svg:x="5.2cm" svg:y="8.6cm">
          <text:p text:style-name="P1">H*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3" draw:text-style-name="P1" xml:id="id3" draw:id="id3" draw:layer="layout" svg:width="5.3cm" svg:height="3.4cm" svg:x="13.3cm" svg:y="20.1cm">
          <text:p text:style-name="P1">chargeing</text:p>
        </draw:rect>
        <draw:connector draw:style-name="gr5" draw:text-style-name="P1" draw:layer="layout" draw:type="line" svg:x1="7.2cm" svg:y1="9.6cm" svg:x2="13.2cm" svg:y2="9.8cm" draw:start-shape="id1" draw:start-glue-point="10" draw:end-shape="id2" draw:end-glue-point="3" svg:d="m7200 9600 6000 200">
          <text:p/>
        </draw:connector>
        <draw:connector draw:style-name="gr6" draw:text-style-name="P1" draw:layer="layout" draw:type="line" svg:x1="15.85cm" svg:y1="11.5cm" svg:x2="15.95cm" svg:y2="20.1cm" draw:start-shape="id2" draw:end-shape="id3" draw:end-glue-point="0" svg:d="m15850 11500 100 8600">
          <text:p text:style-name="P1"><text:s/>Fuse input: true</text:p>
          <text:p text:style-name="P1">Near Powerstation: true</text:p>
        </draw:connector>
        <draw:connector draw:style-name="gr6" draw:text-style-name="P1" draw:layer="layout" draw:type="line" svg:x1="15.95cm" svg:y1="23.5cm" svg:x2="12.2cm" svg:y2="27.25cm" draw:start-shape="id3" draw:start-glue-point="2" draw:end-shape="id4" svg:d="m15950 23500-3750 3750">
          <text:p text:style-name="P1">&gt; 70% Power</text:p>
        </draw:connector>
        <draw:rect draw:style-name="gr3" draw:text-style-name="P1" xml:id="id5" draw:id="id5" draw:layer="layout" svg:width="5.3cm" svg:height="3.4cm" svg:x="1.2cm" svg:y="15.4cm">
          <text:p text:style-name="P1">search next</text:p>
          <text:p text:style-name="P1">powersupply</text:p>
        </draw:rect>
        <draw:connector draw:style-name="gr6" draw:text-style-name="P1" draw:layer="layout" draw:type="line" svg:x1="13.2cm" svg:y1="9.8cm" svg:x2="6.5cm" svg:y2="17.1cm" draw:start-shape="id2" draw:end-shape="id5" svg:d="m13200 9800-6700 7300">
          <text:p text:style-name="P1"><text:s/>Fuse input: true</text:p>
          <text:p text:style-name="P1">Near Powerstation: false</text:p>
        </draw:connector>
        <draw:connector draw:style-name="gr6" draw:text-style-name="P1" draw:layer="layout" draw:type="line" svg:x1="6.5cm" svg:y1="17.1cm" svg:x2="13.3cm" svg:y2="21.8cm" draw:start-shape="id5" draw:end-shape="id3" svg:d="m6500 17100 6800 4700">
          <text:p text:style-name="P1"><text:s/>Fuse input: true</text:p>
          <text:p text:style-name="P1">Near Powerstation: true</text:p>
        </draw:connector>
        <draw:rect draw:style-name="gr3" draw:text-style-name="P1" xml:id="id4" draw:id="id4" draw:layer="layout" svg:width="4.3cm" svg:height="2.9cm" svg:x="7.9cm" svg:y="25.8cm">
          <text:p text:style-name="P1">MainTask</text:p>
        </draw:rect>
        <draw:rect draw:style-name="gr2" draw:text-style-name="P2" draw:layer="layout" svg:width="18.7cm" svg:height="4.3cm" svg:x="1cm" svg:y="1.046cm">
          <text:p text:style-name="P2"><text:span text:style-name="T1">Recharging Level 10</text:span></text:p>
          <text:p text:style-name="P2"><text:span text:style-name="T2">Parameter</text:span>:</text:p>
          <text:p text:style-name="P2">boolean: fuse input</text:p>
          <text:p text:style-name="P2">boolean: near powerstation</text:p>
          <text:p text:style-name="P2">Power: int, default 100;</text:p>
          <text:p text:style-name="P2"/>
        </draw:rect>
        <draw:rect draw:style-name="gr2" draw:text-style-name="P2" draw:layer="layout" svg:width="19cm" svg:height="4.3cm" svg:x="1cm" svg:y="1.046cm">
          <text:p text:style-name="P2"><text:span text:style-name="T1">Recharging Level 10</text:span></text:p>
          <text:p text:style-name="P2"><text:span text:style-name="T2">Parameter</text:span>:</text:p>
          <text:p text:style-name="P2">boolean: fuse input</text:p>
          <text:p text:style-name="P2">boolean: near powerstation</text:p>
          <text:p text:style-name="P2">int: power, default 100;</text:p>
          <text:p text:style-name="P2"/>
        </draw:rect>
        <draw:connector draw:style-name="gr6" draw:text-style-name="P1" draw:layer="layout" draw:type="line" svg:x1="6.5cm" svg:y1="17.1cm" svg:x2="13.3cm" svg:y2="21.8cm" svg:d="m6500 17100 6800 4700">
          <text:p text:style-name="P1"><text:s/>Fuse input: true</text:p>
          <text:p text:style-name="P1">Near Powerstation: true</text:p>
        </draw:connector>
      </draw:page>
      <draw:page draw:name="page2" draw:style-name="dp1" draw:master-page-name="Standard">
        <draw:rect draw:style-name="gr7" draw:text-style-name="P1" draw:layer="layout" svg:width="18.9cm" svg:height="22.7cm" svg:x="22.5cm" svg:y="6.2cm">
          <text:p/>
        </draw:rect>
        <draw:rect draw:style-name="gr2" draw:text-style-name="P2" draw:layer="layout" svg:width="18.5cm" svg:height="4.3cm" svg:x="1.2cm" svg:y="1.046cm">
          <text:p text:style-name="P2"><text:span text:style-name="T1">Recharging Level 10</text:span></text:p>
          <text:p text:style-name="P2"><text:span text:style-name="T2">Parameter</text:span>:</text:p>
          <text:p text:style-name="P2">boolean: fuse input</text:p>
          <text:p text:style-name="P2">boolean: near powerstation</text:p>
          <text:p text:style-name="P2">Power: int, default 100;</text:p>
          <text:p text:style-name="P2"/>
        </draw:rect>
        <draw:rect draw:style-name="gr3" draw:text-style-name="P1" xml:id="id7" draw:id="id7" draw:layer="layout" svg:width="5.3cm" svg:height="3.4cm" svg:x="1.6cm" svg:y="6.8cm">
          <draw:glue-point draw:id="4" svg:x="-1.603cm" svg:y="5cm"/>
          <text:p text:style-name="P1">patrol</text:p>
        </draw:rect>
        <draw:custom-shape draw:style-name="gr4" draw:text-style-name="P1" xml:id="id6" draw:id="id6" draw:layer="layout" svg:width="2cm" svg:height="2cm" svg:x="0.1cm" svg:y="11.2cm">
          <text:p text:style-name="P1">H*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3" draw:text-style-name="P1" xml:id="id8" draw:id="id8" draw:layer="layout" svg:width="5.3cm" svg:height="3.4cm" svg:x="13.8cm" svg:y="6.1cm">
          <draw:glue-point draw:id="4" svg:x="-4.811cm" svg:y="-4.705cm"/>
          <text:p text:style-name="P1">attacking</text:p>
        </draw:rect>
        <draw:connector draw:style-name="gr5" draw:text-style-name="P1" draw:layer="layout" draw:type="line" svg:x1="1.1cm" svg:y1="11.2cm" svg:x2="1.6cm" svg:y2="8.5cm" draw:start-shape="id6" draw:start-glue-point="4" draw:end-shape="id7" draw:end-glue-point="3" svg:d="m1100 11200 500-2700">
          <text:p/>
        </draw:connector>
        <draw:connector draw:style-name="gr6" draw:text-style-name="P1" draw:layer="layout" draw:type="line" svg:x1="6.9cm" svg:y1="8.5cm" svg:x2="13.8cm" svg:y2="7.8cm" draw:start-shape="id7" draw:end-shape="id8" draw:end-glue-point="3" svg:d="m6900 8500 6900-700">
          <text:p text:style-name="P1"/>
          <text:p text:style-name="P1">SeesPlayer:true</text:p>
          <text:p text:style-name="P1">InAttackRange:true</text:p>
        </draw:connector>
        <draw:rect draw:style-name="gr3" draw:text-style-name="P1" xml:id="id9" draw:id="id9" draw:layer="layout" svg:width="5.3cm" svg:height="3.4cm" svg:x="13.3cm" svg:y="18.7cm">
          <draw:glue-point draw:id="4" svg:x="-3.679cm" svg:y="5cm"/>
          <draw:glue-point draw:id="5" svg:x="3.679cm" svg:y="5cm"/>
          <draw:glue-point draw:id="6" svg:x="4.811cm" svg:y="-4.705cm"/>
          <text:p text:style-name="P1">chasing</text:p>
        </draw:rect>
        <draw:connector draw:style-name="gr6" draw:text-style-name="P1" draw:layer="layout" draw:type="line" svg:x1="6.9cm" svg:y1="8.5cm" svg:x2="13.3cm" svg:y2="20.4cm" draw:start-shape="id7" draw:end-shape="id9" svg:d="m6900 8500 6400 11900">
          <text:p text:style-name="P1">SeesPlayer:true</text:p>
          <text:p text:style-name="P1">InAttackRange:false</text:p>
        </draw:connector>
        <draw:connector draw:style-name="gr6" draw:text-style-name="P1" draw:layer="layout" draw:type="line" svg:x1="15.95cm" svg:y1="18.7cm" svg:x2="16.45cm" svg:y2="9.5cm" draw:start-shape="id9" draw:end-shape="id8" svg:d="m15950 18700 500-9200">
          <text:p text:style-name="P2">InAttackRange:true</text:p>
        </draw:connector>
        <draw:rect draw:style-name="gr3" draw:text-style-name="P1" xml:id="id10" draw:id="id10" draw:layer="layout" svg:width="4.3cm" svg:height="2.9cm" svg:x="0.8cm" svg:y="22.3cm">
          <draw:glue-point draw:id="4" svg:x="3.139cm" svg:y="-4.655cm"/>
          <text:p text:style-name="P1">investigating</text:p>
        </draw:rect>
        <draw:rect draw:style-name="gr2" draw:text-style-name="P2" draw:layer="layout" svg:width="18.7cm" svg:height="4.3cm" svg:x="1cm" svg:y="1.046cm">
          <text:p text:style-name="P2"><text:span text:style-name="T1">Recharging Level 10</text:span></text:p>
          <text:p text:style-name="P2"><text:span text:style-name="T2">Parameter</text:span>:</text:p>
          <text:p text:style-name="P2">boolean: fuse input</text:p>
          <text:p text:style-name="P2">boolean: near powerstation</text:p>
          <text:p text:style-name="P2">Power: int, default 100;</text:p>
          <text:p text:style-name="P2"/>
        </draw:rect>
        <draw:rect draw:style-name="gr2" draw:text-style-name="P2" draw:layer="layout" svg:width="19cm" svg:height="4.954cm" svg:x="1cm" svg:y="1.046cm">
          <text:p text:style-name="P2"><text:span text:style-name="T1">MainTask Level 9</text:span></text:p>
          <text:p text:style-name="P2"><text:span text:style-name="T2">Parameter</text:span>:</text:p>
          <text:p text:style-name="P2">boolean: seesPlayer</text:p>
          <text:p text:style-name="P2">boolean: hearsPlayer</text:p>
          <text:p text:style-name="P2">int: searchTimer, default, 5 (sek)</text:p>
          <text:p text:style-name="P2">boolean: inAttackRange</text:p>
          <text:p text:style-name="P2"/>
        </draw:rect>
        <draw:connector draw:style-name="gr8" draw:text-style-name="P1" draw:layer="layout" draw:type="line" svg:x1="14.001cm" svg:y1="22.1cm" svg:x2="5.1cm" svg:y2="23.75cm" draw:start-shape="id9" draw:start-glue-point="4" draw:end-shape="id10" svg:d="m14001 22100-8901 1650">
          <text:p text:style-name="P1"><text:s/><text:span text:style-name="T3">SeesPlayer:false</text:span></text:p>
        </draw:connector>
        <draw:connector draw:style-name="gr6" draw:text-style-name="P1" draw:layer="layout" draw:type="line" svg:x1="3.401cm" svg:y1="10.2cm" svg:x2="2.95cm" svg:y2="22.3cm" draw:start-shape="id7" draw:start-glue-point="4" draw:end-shape="id10" svg:d="m3401 10200-451 12100">
          <text:p text:style-name="P1">HearsPlayer:true</text:p>
          <text:p text:style-name="P1"/>
        </draw:connector>
        <draw:connector draw:style-name="gr6" draw:text-style-name="P1" draw:layer="layout" draw:type="line" svg:x1="4.289cm" svg:y1="20.846cm" svg:x2="4.25cm" svg:y2="10.2cm" draw:end-shape="id7" svg:d="m4289 20846-39-10646">
          <text:p text:style-name="P1">SearchTimer = 0</text:p>
          <text:p text:style-name="P1"/>
        </draw:connector>
        <draw:connector draw:style-name="gr6" draw:text-style-name="P1" draw:layer="layout" draw:type="line" svg:x1="19.1cm" svg:y1="7.8cm" svg:x2="18.499cm" svg:y2="18.801cm" draw:start-shape="id8" draw:start-glue-point="1" draw:end-shape="id9" draw:end-glue-point="6" svg:d="m19100 7800-601 11001">
          <text:p text:style-name="P1">InAttackRange:false</text:p>
          <text:p text:style-name="P1"/>
        </draw:connector>
        <draw:connector draw:style-name="gr6" draw:text-style-name="P1" draw:layer="layout" draw:type="curve" draw:line-skew="2.274cm" svg:x1="2.95cm" svg:y1="25.2cm" svg:x2="17.899cm" svg:y2="22.1cm" draw:start-shape="id10" draw:start-glue-point="2" draw:end-shape="id9" draw:end-glue-point="5" svg:d="m2950 25200c0 4162 14949 5712 14949-3100">
          <text:p/>
        </draw:connector>
        <draw:frame draw:style-name="gr9" draw:layer="layout" svg:width="6cm" svg:height="1.2cm" svg:x="9.1cm" svg:y="26.7cm">
          <draw:text-box>
            <text:p>SeesPlayer:tru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fsbfdb rr</meta:initial-creator>
    <meta:creation-date>2014-10-15T19:26:31.94</meta:creation-date>
    <dc:date>2014-10-15T21:00:07.73</dc:date>
    <dc:creator>dfsbfdb rr</dc:creator>
    <meta:editing-duration>PT1H17M44S</meta:editing-duration>
    <meta:editing-cycles>2</meta:editing-cycles>
    <meta:generator>OpenOffice.org/3.4.1$Win32 OpenOffice.org_project/341m1$Build-9593</meta:generator>
    <meta:document-statistic meta:object-count="36"/>
  </office:meta>
</office:document-meta>
</file>